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Bitcoin Mining Efficiency Series (Part 3): Capacity Factor</text:h>
      <text:p text:style-name="Text_20_body">In the previous articles I wrote about bitcoin mining performance, I described the <text:a xlink:type="simple" xlink:href="https://medium.com/bitcoin-by-command-line/on-asic-based-miner-efficiency-d33a751abc2c" office:target-frame-name="_blank" xlink:show="new" text:style-name="Internet_20_link" text:visited-style-name="Visited_20_Internet_20_Link"><text:span text:style-name="Emphasis">exhaust rate</text:span></text:a><text:span text:style-name="Emphasis"> </text:span>and the <text:a xlink:type="simple" xlink:href="https://medium.com/@daveswarez/performance-ratio-metric-for-reducing-operational-risk-in-bitcoin-mining-7c2eb38a69de" office:target-frame-name="_blank" xlink:show="new" text:style-name="Internet_20_link" text:visited-style-name="Visited_20_Internet_20_Link"><text:span text:style-name="Emphasis">performance ratio</text:span></text:a><text:span text:style-name="Emphasis">. </text:span>These metrics describe operational information that relates how well a miner is using electricity to do useful work, or hashes. To round out the triad of essential mining metrics, this last one is not really about efficiency, but important nonetheless. The figure is called <text:a xlink:type="simple" xlink:href="https://en.wikipedia.org/wiki/Capacity_factor" office:target-frame-name="_blank" xlink:show="new" text:style-name="Internet_20_link" text:visited-style-name="Visited_20_Internet_20_Link"><text:span text:style-name="Emphasis">capacity factor</text:span></text:a>, and is used to explain a given asset’s production relative to its stated, or nameplate capacity.</text:p>
      <text:p text:style-name="Text_20_body">The classical definition of capacity factor for a power plant, or generator is as follows:</text:p>
      <text:p text:style-name="P1">capacity factor = energy out / ( nameplate power x time )</text:p>
      <text:p text:style-name="P1">CF = Eout / (Pr x t)</text:p>
      <text:p text:style-name="Text_20_body">In the case of mining equipment, it’s slightly different in that the end product is not electricity, but hashes. Either way, we can still consider capacity factor as a ratio or percentage that correlates “work” to a machine’s rated capacity. Without belaboring this, here’s the formula I propose:</text:p>
      <text:p text:style-name="P1">[miner] capacity factor = terahashes / ( nameplate hashpower x time)</text:p>
      <text:p text:style-name="P1">CF = W / ( Hr x t )</text:p>
      <text:p text:style-name="Preformatted_20_Text">Where:</text:p>
      <text:p text:style-name="Preformatted_20_Text">CF = unitless, 0-1; 0-100%</text:p>
      <text:p text:style-name="Preformatted_20_Text">W = work or number of hashes, units TH (over a given time interval*)</text:p>
      <text:p text:style-name="Preformatted_20_Text">Hr = reference or nameplate hashpower, units TH/s</text:p>
      <text:p text:style-name="P1">t = time, units seconds</text:p>
      <text:p text:style-name="P1"><text:span text:style-name="Emphasis">*Note that the time window could be hours, days, years, whatever.</text:span></text:p>
      <text:p text:style-name="Text_20_body">Someone might ask why you would use this figure rather than just an instantaneous hashpower measurement. My reply is that this figure gives you an understanding of the machine’s work output over a given period of time versus its capability, and also allows you to compare machines with different nameplate ratings (hashpowers). The output is in some sense <text:span text:style-name="Emphasis">normalized</text:span>. One final word on capacity factor is that, like the performance ratio, if you use a miner’s stock hashpower (TH/s) as the reference, you may find that these values are greater than 100% when using aftermarket firmware. This may cause some people terrible grief, but it gives me satisfaction to know that a unit operates above its factory-defined settings, and in all, it’s just a reference point. The main reason to use the factory nameplate ratings as the reference point is that the info is widely available, and it makes the metrics I have proposed extensible to other manufacturers.</text:p>
      <text:p text:style-name="Text_20_body">Thanks for reading. This three part series of articles was meant to lay a foundation for understanding bitcoin miner efficiency and performance. In subsequent articles I will get more into the coding, and suggest how you might implement a command line-based monitoring system that can grab and calculate these various performance metrics.</text:p>
      <text:p text:style-name="Text_20_body">If you missed the previous articles, here are their links:</text:p>
      <text:list xml:id="list3360370746" text:style-name="L1">
        <text:list-item>
          <text:p text:style-name="P3"><text:a xlink:type="simple" xlink:href="https://medium.com/bitcoin-by-command-line/on-asic-based-miner-efficiency-d33a751abc2c" office:target-frame-name="_blank" xlink:show="new" text:style-name="Internet_20_link" text:visited-style-name="Visited_20_Internet_20_Link">On ASIC-Based Miner Efficiency</text:a></text:p>
        </text:list-item>
        <text:list-item>
          <text:p text:style-name="P2"><text:soft-page-break/><text:a xlink:type="simple" xlink:href="https://medium.com/bitcoin-by-command-line/performance-ratio-metric-for-reducing-operational-risk-in-bitcoin-mining-7c2eb38a69de" office:target-frame-name="_blank" xlink:show="new" text:style-name="Internet_20_link" text:visited-style-name="Visited_20_Internet_20_Link">Performance Ratio: Metric for Reducing Operational Risk in Bitcoin Mining</text:a></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4:11:55.535000000</meta:creation-date>
    <dc:date>2020-12-27T14:12:21.278000000</dc:date>
    <meta:editing-duration>PT25S</meta:editing-duration>
    <meta:editing-cycles>1</meta:editing-cycles>
    <meta:document-statistic meta:table-count="0" meta:image-count="0" meta:object-count="0" meta:page-count="2" meta:paragraph-count="19" meta:word-count="471" meta:character-count="2812" meta:non-whitespace-character-count="2362"/>
    <meta:generator>LibreOffice/7.0.2.2$Windows_X86_64 LibreOffice_project/8349ace3c3162073abd90d81fd06dcfb6b36b994</meta:generator>
  </office:meta>
</office:document-meta>
</file>